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9.2.6_动态规划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威斯敏斯特教堂</text:p>
          </table:table-cell>
          <table:table-cell table:number-columns-repeated="4" office:value-type="string" calcext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环球剧场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W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英国国家美术馆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大英博物馆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圣保罗大教学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SWN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3.2_填充网格" table:style-name="ta1">
        <table:table-column table:style-name="co2" table:number-columns-repeated="1024" table:default-cell-style-name="ce1"/>
        <table:table-row table:style-name="ro1">
          <table:table-cell table:style-name="ce3" office:value-type="string" calcext:value-type="string" table:number-columns-spanned="6" table:number-rows-spanned="1">
            <text:p>最长公共子串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7" table:number-rows-spanned="1">
            <text:p>最长公共子序列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00/00/00</text:date>, <text:time style:data-style-name="N2" text:time-value="12:02:12.66383145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杨 景</meta:initial-creator>
    <meta:creation-date>2018-02-23T11:43:45.539748851</meta:creation-date>
    <dc:date>2018-02-23T12:11:18.696719196</dc:date>
    <dc:creator>杨 景</dc:creator>
    <meta:editing-duration>PT26M49S</meta:editing-duration>
    <meta:editing-cycles>4</meta:editing-cycles>
    <meta:generator>LibreOffice/5.4.5.1$Linux_X86_64 LibreOffice_project/40$Build-1</meta:generator>
    <meta:document-statistic meta:table-count="2" meta:cell-count="137" meta:object-count="0"/>
  </office:meta>
</office:document-meta>
</file>